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7.6665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4.2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fo:wrap-option="no-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ynasty total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Default" office:value-type="string">
            <text:p>Sumerian Kings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office:value-type="string">
            <text:p>Source: <text:s/><text:a xlink:href="http://en.wikipedia.org/wiki/Sumerian_King_List" xlink:type="simple">http://en.wikipedia.org/wiki/Sumerian_King_List</text:a>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rluu_20130529: I've printed out the full list from the webpage given above. <text:s/>See my printout and notes on printed sheet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table:number-columns-repeated="5"/>
          <table:table-cell table:style-name="Default"/>
        </table:table-row>
        <table:table-row table:style-name="ro1">
          <table:table-cell table:style-name="Default"/>
          <table:table-cell table:style-name="ce1" table:number-columns-repeated="4"/>
          <table:table-cell table:style-name="Default"/>
        </table:table-row>
        <table:table-row table:style-name="ro1">
          <table:table-cell table:style-name="ce2" office:value-type="string">
            <text:p>Antediluvian Rulers: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table:style-name="Default" office:value-type="string">
            <text:p>There are 8 names total: 4 + shepard + 3 = 8</text:p>
          </table:table-cell>
          <table:table-cell table:style-name="Default" table:number-columns-repeated="2"/>
          <table:table-cell table:style-name="ce1"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style-name="ce1" table:number-columns-repeated="2"/>
          <table:table-cell/>
        </table:table-row>
        <table:table-row table:style-name="ro1">
          <table:table-cell table:style-name="Default" office:value-type="string">
            <text:p>Subtotal: 2016 + 396 = (28 * 72) + (11 * 36)</text:p>
          </table:table-cell>
          <table:table-cell table:style-name="Default" table:number-columns-repeated="2"/>
          <table:table-cell table:style-name="ce1" table:number-columns-repeated="2"/>
          <table:table-cell/>
        </table:table-row>
        <table:table-row table:style-name="ro3">
          <table:table-cell table:style-name="Default" office:value-type="string">
            <text:p>Total: <text:span text:style-name="T1">2412</text:span> = 201 * 12</text:p>
          </table:table-cell>
          <table:table-cell table:style-name="Default"/>
          <table:table-cell table:style-name="Default" office:value-type="string">
            <text:p>All units within this list are multiples of 12.</text:p>
          </table:table-cell>
          <table:table-cell table:style-name="ce1" table:number-columns-repeated="2"/>
          <table:table-cell/>
        </table:table-row>
        <table:table-row table:style-name="ro1" table:number-rows-repeated="4">
          <table:table-cell table:style-name="Default" table:number-columns-repeated="3"/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Kish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1st Dynasty</text:p>
          </table:table-cell>
          <table:table-cell table:style-name="ce1" office:value-type="string">
            <text:p>873</text:p>
          </table:table-cell>
          <table:table-cell table:style-name="ce1" office:value-type="string">
            <text:p>There is a 925 (=37 * 25) that shows up before the 873 on one unverified king list. <text:s/>The 873 is broken up nicely as 480 + 393.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2nd Dynasty</text:p>
          </table:table-cell>
          <table:table-cell table:style-name="ce1" office:value-type="string">
            <text:p>2027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3rd Dynasty</text:p>
          </table:table-cell>
          <table:table-cell table:style-name="ce1" office:value-type="string">
            <text:p>100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4th Dynasty</text:p>
          </table:table-cell>
          <table:table-cell table:style-name="ce1" office:value-type="string">
            <text:p>Either 491 or 506.</text:p>
          </table:table-cell>
          <table:table-cell table:style-name="ce1" office:value-type="string">
            <text:p>It could be either 491 or 506 because one of the kings that ruled 15 years is not included in all the king lists.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>
            <text:p>Subtotals: 873 + 2027 + 100 = 3000</text:p>
          </table:table-cell>
          <table:table-cell table:style-name="ce1" table:number-columns-repeated="2"/>
          <table:table-cell table:number-columns-repeated="3"/>
        </table:table-row>
        <table:table-row table:style-name="ro3">
          <table:table-cell table:style-name="ce1" office:value-type="string">
            <text:p>Total: 3000 + 491 = <text:span text:style-name="T1">3491</text:span>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>
            <text:p>Alternate Total: 3000 + 506 = 3506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>
            <text:p>Uruk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2310</text:p>
          </table:table-cell>
          <table:table-cell office:value-type="string">
            <text:p>Factors combinations are: (77 * 30) <text:s/>or (7 * 11 * 30) or (7 * 33 * 10) or (2 * 3 * 5 * 7 * 11)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 office:value-type="string">
            <text:p>187</text:p>
          </table:table-cell>
          <table:table-cell table:number-columns-repeated="4"/>
        </table:table-row>
        <table:table-row table:style-name="ro3">
          <table:table-cell office:value-type="string">
            <text:p>3rd Dynasty</text:p>
          </table:table-cell>
          <table:table-cell office:value-type="string">
            <text:p>25</text:p>
          </table:table-cell>
          <table:table-cell table:number-columns-repeated="4"/>
        </table:table-row>
        <table:table-row table:style-name="ro3">
          <table:table-cell office:value-type="string">
            <text:p>4th Dynasty</text:p>
          </table:table-cell>
          <table:table-cell office:value-type="string">
            <text:p>49</text:p>
          </table:table-cell>
          <table:table-cell table:number-columns-repeated="4"/>
        </table:table-row>
        <table:table-row table:style-name="ro4">
          <table:table-cell office:value-type="string">
            <text:p>5th Dynasty</text:p>
          </table:table-cell>
          <table:table-cell office:value-type="string">
            <text:p>427 or 26 or 7</text:p>
          </table:table-cell>
          <table:table-cell office:value-type="string">
            <text:p>Conflicting dates. <text:s/>[rluu_20130529: I think that the correct value is 26, due to addition and multiplication factors yielded when using 26 for the 5th dynasty.]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Subtotal: 2310 + 187 = 2497 = 11 * 22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Subtotal: 25 + 49 + 26 = 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office:value-type="string">
            <text:p>Total (427): <text:span text:style-name="T1">2998</text:span></text:p>
          </table:table-cell>
          <table:table-cell/>
          <table:table-cell office:value-type="string">
            <text:p>Factors of 2998 are: (2 * 1499)</text:p>
          </table:table-cell>
          <table:table-cell table:number-columns-repeated="3"/>
        </table:table-row>
        <table:table-row table:style-name="ro3">
          <table:table-cell office:value-type="string">
            <text:p>Total (26): <text:span text:style-name="T1">2597</text:span></text:p>
          </table:table-cell>
          <table:table-cell/>
          <table:table-cell office:value-type="string">
            <text:p>Factors of 2597 are: (7 * 7 * 53). <text:s/></text:p>
          </table:table-cell>
          <table:table-cell table:number-columns-repeated="3"/>
        </table:table-row>
        <table:table-row table:style-name="ro3">
          <table:table-cell office:value-type="string">
            <text:p>Total (7): <text:span text:style-name="T1">2578</text:span></text:p>
          </table:table-cell>
          <table:table-cell/>
          <table:table-cell office:value-type="string">
            <text:p>Factors of 2578 are: (2 * 1289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Ur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77</text:p>
          </table:table-cell>
          <table:table-cell office:value-type="string">
            <text:p>Factors of 177 are: (59 * 3). <text:s/>This is half of a lunar year of 354 days.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 office:value-type="string">
            <text:p>170</text:p>
          </table:table-cell>
          <table:table-cell office:value-type="string">
            <text:p>Note there is a '?' for the last king of 2 years in the 2nd dynasty.</text:p>
          </table:table-cell>
          <table:table-cell table:number-columns-repeated="3"/>
        </table:table-row>
        <table:table-row table:style-name="ro3">
          <table:table-cell office:value-type="string">
            <text:p>3rd Dynasty</text:p>
          </table:table-cell>
          <table:table-cell office:value-type="string">
            <text:p>106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Total: <text:span text:style-name="T1">453</text:span> = 151 * 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wa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56</text:p>
          </table:table-cell>
          <table:table-cell office:value-type="string">
            <text:p>Factors of 356 are: (89 * 4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356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>
            <text:p>Lagash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/>
          <table:table-cell office:value-type="string">
            <text:p>(ca. 2500 - ca. 2271 BC) is not mentioned in the King List, though it is well known from inscriptions.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/>
          <table:table-cell office:value-type="string">
            <text:p>(before ca. 2093 - 2046 BC (short)) is not mentioned in the King List, though it is well known from inscriptions.</text:p>
          </table:table-cell>
          <table:table-cell table:number-columns-repeated="3"/>
        </table:table-row>
        <table:table-row table:style-name="ro3">
          <table:table-cell office:value-type="string">
            <text:p>[3rd] Dynasty</text:p>
          </table:table-cell>
          <table:table-cell/>
          <table:table-cell office:value-type="string">
            <text:p>(ca. 1961 - 1674 BC (short)) from this period is not mentioned in the King List.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>
            <text:p>Hamazi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360</text:span>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dab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9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90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Mari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36</text:p>
          </table:table-cell>
          <table:table-cell office:value-type="string">
            <text:p>Factors of 136 are: (34 * 4) or (17 * 8) or (68 * 2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136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>
            <text:p>Akshak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93</text:p>
          </table:table-cell>
          <table:table-cell office:value-type="string">
            <text:p>Factors of 93 are: (31 * 3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93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kkad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84</text:p>
          </table:table-cell>
          <table:table-cell office:value-type="string">
            <text:p>Factors of 184 are: (23 * 8) or (46 * 4) or (92 * 2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184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Gutia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 + 116 = 119</text:p>
          </table:table-cell>
          <table:table-cell office:value-type="string">
            <text:p>“In the army of Gutium, at first no king was famous; they were their own kings and ruled thus for 3 years.”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Factors of 119 are: (7 * 17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office:value-type="string">
            <text:p>Total: <text:span text:style-name="T1">119</text:span>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Alternate total: <text:span text:style-name="T1">116</text:span></text:p>
          </table:table-cell>
          <table:table-cell/>
          <table:table-cell office:value-type="string">
            <text:p>If the “3 years” at the beginning are the “3 days” that spawn the rest, then the total of named kings would be: <text:span text:style-name="T1">116</text:span>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Isi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Either 212 or 235.</text:p>
          </table:table-cell>
          <table:table-cell office:value-type="string">
            <text:p>The 15th king is not included in all versions of the King list.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Total (14 kings): <text:span text:style-name="T1">212</text:span></text:p>
          </table:table-cell>
          <table:table-cell/>
          <table:table-cell office:value-type="string">
            <text:p>Factors of 212 are: (4 * 53)</text:p>
          </table:table-cell>
          <table:table-cell table:number-columns-repeated="3"/>
        </table:table-row>
        <table:table-row table:style-name="ro3">
          <table:table-cell office:value-type="string">
            <text:p>Total (15 kings): <text:span text:style-name="T1">235</text:span></text:p>
          </table:table-cell>
          <table:table-cell/>
          <table:table-cell office:value-type="string">
            <text:p>Factors of 235 are: (5 * 47)</text:p>
          </table:table-cell>
          <table:table-cell table:number-columns-repeated="3"/>
        </table:table-row>
        <table:table-row table:style-name="ro1" table:number-rows-repeated="1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17:3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5-28T21:13:14</meta:creation-date>
    <dc:date>2013-05-29T23:16:13</dc:date>
    <dc:creator>Ryan </dc:creator>
    <meta:editing-duration>PT10H26M48S</meta:editing-duration>
    <meta:editing-cycles>12</meta:editing-cycles>
    <meta:generator>LibreOffice/3.6$Linux_X86_64 LibreOffice_project/360m1$Build-304</meta:generator>
    <meta:document-statistic meta:table-count="1" meta:cell-count="128" meta:object-count="0"/>
  </office:meta>
</office:document-meta>
</file>